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7.168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7" table:default-cell-style-name="ce2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2" table:number-rows-spanned="1">
            <office:annotation draw:style-name="gr1" draw:text-style-name="P2" svg:width="6.48cm" svg:height="2.076cm" svg:x="14.764cm" svg:y="0.053cm" draw:caption-point-x="9.645cm" draw:caption-point-y="-0.043cm">
              <dc:date>2020-11-0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1</text:span></text:p>
          </table:table-cell>
          <table:covered-table-cell table:style-name="ce6"/>
          <table:table-cell table:style-name="ce8" office:value-type="string" calcext:value-type="string" table:number-columns-spanned="1" table:number-rows-spanned="2">
            <office:annotation draw:style-name="gr2" draw:text-style-name="P2" svg:width="6.47cm" svg:height="1.772cm" svg:x="10.358cm" svg:y="0.053cm" draw:caption-point-x="16.178cm" draw:caption-point-y="-0.043cm">
              <dc:date>2020-11-0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4">2</text:span></text:p>
          </table:table-cell>
          <table:table-cell table:number-columns-repeated="1017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covered-table-cell table:style-name="ce8"/>
          <table:table-cell table:number-columns-repeated="1017"/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DIANA MARIA SILVA BRAU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4224.28" calcext:value-type="float">
            <text:p><text:s/>14.224,28 </text:p>
          </table:table-cell>
          <table:table-cell table:style-name="ce5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ta da última atualização: 05/10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3" table:number-rows-repeated="9281">
          <table:table-cell table:style-name="ce3"/>
          <table:table-cell table:number-columns-repeated="1023"/>
        </table:table-row>
        <table:table-row table:style-name="ro3" table:number-rows-repeated="10392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II'.A3:'Tabela III'.G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34:24.411472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10:00.519000000</meta:creation-date>
    <dc:date>2021-02-03T09:36:36.743863566</dc:date>
    <meta:editing-duration>PT4M50S</meta:editing-duration>
    <meta:editing-cycles>3</meta:editing-cycles>
    <meta:generator>LibreOffice/6.4.4.2$Linux_X86_64 LibreOffice_project/40$Build-2</meta:generator>
    <meta:document-statistic meta:table-count="1" meta:cell-count="18" meta:object-count="0"/>
  </office:meta>
</office:document-meta>
</file>